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Item.setContext( JXPath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Item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Ite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Item.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Item.RepeaterItem( Object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Item.setRow( RepeaterRow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Item.setHandle( Object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Item.ge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Item.get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